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40000006B8DF6899F.png" manifest:media-type="image/png"/>
  <manifest:file-entry manifest:full-path="Pictures/100010FA00000DAA00000B06FC1402B4.svg" manifest:media-type="image/svg+xml"/>
  <manifest:file-entry manifest:full-path="Pictures/10000201000005280000095CED9C785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ffffcc" draw:marker-end="Arrow" draw:marker-end-width="0.3cm" draw:fill="none" draw:fill-color="#ffffff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302cm" svg:x="17.78cm" svg:y="11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3.302cm" svg:x="17.78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3.302cm" svg:x="17.78cm" svg:y="1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795cm" svg:height="4.637cm" svg:x="6.604cm" svg:y="1.397cm">
          <draw:image xlink:href="Pictures/10000201000005280000095CED9C7859.png" xlink:type="simple" xlink:show="embed" xlink:actuate="onLoad">
            <text:p/>
          </draw:image>
        </draw:frame>
        <draw:frame draw:style-name="gr2" draw:text-style-name="P1" draw:layer="layout" svg:width="3.497cm" svg:height="2.821cm" svg:x="5.207cm" svg:y="9.117cm">
          <draw:image xlink:href="Pictures/100010FA00000DAA00000B06FC1402B4.svg" xlink:type="simple" xlink:show="embed" xlink:actuate="onLoad">
            <text:p/>
          </draw:image>
          <draw:image xlink:href="Pictures/10000201000000840000006B8DF6899F.png" xlink:type="simple" xlink:show="embed" xlink:actuate="onLoad"/>
        </draw:frame>
        <draw:frame draw:style-name="gr3" draw:layer="Login" svg:width="4.096cm" svg:height="1.673cm" svg:x="17.907cm" svg:y="6.709cm">
          <draw:text-box>
            <text:p>App Inventor<text:line-break/>Server</text:p>
          </draw:text-box>
        </draw:frame>
        <draw:frame draw:style-name="gr3" draw:layer="Login" svg:width="2.369cm" svg:height="1.673cm" svg:x="18.161cm" svg:y="2.032cm">
          <draw:text-box>
            <text:p>Build</text:p>
            <text:p>Server</text:p>
          </draw:text-box>
        </draw:frame>
        <draw:frame draw:style-name="gr3" draw:layer="Login" svg:width="4.02cm" svg:height="1.673cm" svg:x="18.034cm" svg:y="12.192cm">
          <draw:text-box>
            <text:p>Rendezvous<text:line-break/>Server</text:p>
          </draw:text-box>
        </draw:frame>
        <draw:frame draw:style-name="gr3" draw:text-style-name="P2" draw:layer="Login" svg:width="4.74cm" svg:height="0.962cm" svg:x="4.953cm" svg:y="12.7cm">
          <draw:text-box>
            <text:p text:style-name="P2"><text:span text:style-name="T1">Your Computer</text:span></text:p>
          </draw:text-box>
        </draw:frame>
        <draw:frame draw:style-name="gr4" draw:text-style-name="P2" draw:layer="Login" svg:width="2.331cm" svg:height="1.673cm" svg:x="2.667cm" svg:y="3.683cm">
          <draw:text-box>
            <text:p text:style-name="P2"><text:span text:style-name="T1">Your</text:span></text:p>
            <text:p text:style-name="P2"><text:span text:style-name="T1">Phone</text:span></text:p>
          </draw:text-box>
        </draw:frame>
        <draw:line draw:style-name="gr5" draw:text-style-name="P1" draw:layer="layout" svg:x1="9.398cm" svg:y1="10.414cm" svg:x2="17.526cm" svg:y2="12.954cm">
          <text:p/>
        </draw:line>
        <draw:line draw:style-name="gr5" draw:text-style-name="P1" draw:layer="layout" svg:x1="17.399cm" svg:y1="13.589cm" svg:x2="9.144cm" svg:y2="10.795cm">
          <text:p/>
        </draw:line>
        <draw:line draw:style-name="gr5" draw:text-style-name="P1" draw:layer="layout" svg:x1="9.271cm" svg:y1="4.445cm" svg:x2="17.653cm" svg:y2="11.938cm">
          <text:p/>
        </draw:line>
        <draw:line draw:style-name="gr5" draw:text-style-name="P1" draw:layer="layout" svg:x1="17.526cm" svg:y1="12.319cm" svg:x2="9.398cm" svg:y2="5.334cm">
          <text:p/>
        </draw:line>
        <draw:line draw:style-name="gr5" draw:text-style-name="P1" draw:layer="layout" svg:x1="6.477cm" svg:y1="8.89cm" svg:x2="7.366cm" svg:y2="5.969cm">
          <text:p/>
        </draw:line>
        <draw:line draw:style-name="gr5" draw:text-style-name="P1" draw:layer="layout" svg:x1="8.001cm" svg:y1="6.096cm" svg:x2="6.985cm" svg:y2="8.89cm">
          <text:p/>
        </draw:line>
        <draw:frame draw:style-name="gr6" draw:text-style-name="P2" draw:layer="layout" svg:width="3.249cm" svg:height="0.962cm" svg:x="3.228cm" svg:y="6.858cm">
          <draw:text-box>
            <text:p><text:span text:style-name="T1">Port 80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8.466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ogin">
        <svg:title>Login Layer</svg:title>
        <svg:desc>Shows Login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rey Schiller</meta:initial-creator>
    <meta:creation-date>2016-03-23T10:40:05.102924674</meta:creation-date>
    <dc:date>2016-03-23T12:49:59.612711480</dc:date>
    <dc:creator>Jeffrey Schiller</dc:creator>
    <meta:editing-duration>PT2H2M45S</meta:editing-duration>
    <meta:editing-cycles>9</meta:editing-cycles>
    <meta:generator>LibreOffice/4.2.7.2$Linux_x86 LibreOffice_project/420m0$Build-2</meta:generator>
    <meta:document-statistic meta:object-count="17"/>
  </office:meta>
</office:document-meta>
</file>